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gr10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2.02cm"/>
      <style:paragraph-properties style:writing-mode="lr-tb"/>
    </style:style>
    <style:style style:name="gr12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</text:span><text:span text:style-name="T1">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8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8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9" draw:text-style-name="P9" xml:id="id10" draw:id="id10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0.2cm" svg:y1="5.55cm" svg:x2="1.8cm" svg:y2="5.55cm">
          <text:p/>
        </draw:line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12" draw:text-style-name="P3" draw:layer="layout" svg:x1="0.2cm" svg:y1="4.9cm" svg:x2="1.8cm" svg:y2="4.9cm">
          <text:p/>
        </draw:line>
        <draw:custom-shape draw:style-name="gr6" draw:text-style-name="P8" xml:id="id12" draw:id="id12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3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9" draw:text-style-name="P14" xml:id="id13" draw:id="id13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3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9" draw:text-style-name="P9" xml:id="id2" draw:id="id2" draw:layer="layout" svg:width="2.8cm" svg:height="1.2cm" svg:x="15.3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6.7cm" svg:y1="2.5cm" svg:x2="20.5cm" svg:y2="1.3cm" draw:start-shape="id9" draw:start-glue-point="0" draw:end-shape="id10" draw:end-glue-point="2" svg:d="M16700 2500c0-898 3800-299 3800-1200" svg:viewBox="0 0 3801 1201">
          <text:p/>
        </draw:connector>
        <draw:connector draw:style-name="gr8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3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366 0 244-2399 319-2399s-228-2401 681-2401" svg:viewBox="0 0 1001 4801">
          <text:p/>
        </draw:connector>
        <draw:connector draw:style-name="gr8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9" draw:text-style-name="P9" xml:id="id11" draw:id="id11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3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3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3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3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3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</draw:page>
      <draw:page draw:name="SLED" draw:style-name="dp1" draw:master-page-name="Standard">
        <draw:custom-shape draw:style-name="gr3" draw:text-style-name="P4" xml:id="id14" draw:id="id14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5" draw:id="id15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4" draw:start-glue-point="1" draw:end-shape="id15" draw:end-glue-point="3" svg:d="M2900 3100h1000" svg:viewBox="0 0 1001 1">
          <text:p/>
        </draw:connector>
        <draw:custom-shape draw:style-name="gr3" draw:text-style-name="P4" xml:id="id16" draw:id="id16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7" draw:id="id17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15" draw:start-glue-point="1" draw:end-shape="id16" draw:end-glue-point="3" svg:d="M6700 3100h1000" svg:viewBox="0 0 1001 1">
          <text:p/>
        </draw:connector>
        <draw:connector draw:style-name="gr8" draw:text-style-name="P6" draw:layer="layout" draw:type="curve" svg:x1="10.5cm" svg:y1="3.1cm" svg:x2="11.5cm" svg:y2="3.1cm" draw:start-shape="id16" draw:start-glue-point="1" draw:end-shape="id17" draw:end-glue-point="3" svg:d="M10500 3100h1000" svg:viewBox="0 0 1001 1">
          <text:p/>
        </draw:connector>
        <draw:custom-shape draw:style-name="gr9" draw:text-style-name="P9" xml:id="id19" draw:id="id19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8" draw:id="id18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type="curve" svg:x1="16.7cm" svg:y1="2.5cm" svg:x2="16.7cm" svg:y2="1.3cm" draw:start-shape="id18" draw:start-glue-point="0" draw:end-shape="id19" draw:end-glue-point="2" svg:d="M16700 2500v-1200" svg:viewBox="0 0 1 1201">
          <text:p/>
        </draw:connector>
        <draw:connector draw:style-name="gr8" draw:text-style-name="P6" draw:layer="layout" draw:type="curve" svg:x1="14.3cm" svg:y1="3.1cm" svg:x2="15.3cm" svg:y2="3.1cm" draw:start-shape="id17" draw:start-glue-point="1" draw:end-shape="id18" draw:end-glue-point="3" svg:d="M14300 3100h1000" svg:viewBox="0 0 1001 1">
          <text:p/>
        </draw:connector>
        <draw:connector draw:style-name="gr13" draw:text-style-name="P3" draw:layer="layout" draw:type="curve" svg:x1="12.9cm" svg:y1="2.5cm" svg:x2="15.3cm" svg:y2="0.7cm" draw:start-shape="id17" draw:start-glue-point="0" draw:end-shape="id19" draw:end-glue-point="3" svg:d="M12900 2500c0-1200 800-1800 2400-1800" svg:viewBox="0 0 2401 1801">
          <text:p/>
        </draw:connector>
        <draw:custom-shape draw:style-name="gr9" draw:text-style-name="P14" xml:id="id21" draw:id="id21" draw:layer="layout" svg:width="2.8cm" svg:height="1.2cm" svg:x="26.7cm" svg:y="0.1cm">
          <text:p text:style-name="P13"><text:span text:style-name="T4">SLED 15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0" draw:id="id20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20" draw:start-glue-point="1" draw:end-shape="id21" draw:end-glue-point="3" svg:d="M25700 700h1000" svg:viewBox="0 0 1001 1">
          <text:p/>
        </draw:connector>
        <draw:connector draw:style-name="gr13" draw:text-style-name="P3" draw:layer="layout" draw:type="curve" svg:x1="18.1cm" svg:y1="3.1cm" svg:x2="20.5cm" svg:y2="1.3cm" draw:start-shape="id18" draw:start-glue-point="1" draw:end-shape="id22" draw:end-glue-point="2" svg:d="M18100 3100c1600 0 2400-600 2400-1800" svg:viewBox="0 0 2401 1801">
          <text:p/>
        </draw:connector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12" draw:text-style-name="P3" draw:layer="layout" svg:x1="0.193cm" svg:y1="4.9cm" svg:x2="1.793cm" svg:y2="4.9cm">
          <text:p/>
        </draw:line>
        <draw:line draw:style-name="gr10" draw:text-style-name="P10" draw:layer="layout" svg:x1="0.193cm" svg:y1="5.55cm" svg:x2="1.793cm" svg:y2="5.55cm">
          <text:p/>
        </draw:line>
        <draw:custom-shape draw:style-name="gr9" draw:text-style-name="P9" xml:id="id22" draw:id="id22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8.1cm" svg:y1="0.7cm" svg:x2="19.1cm" svg:y2="0.7cm" draw:start-shape="id19" draw:start-glue-point="1" draw:end-shape="id22" draw:end-glue-point="3" svg:d="M18100 700h1000" svg:viewBox="0 0 1001 1">
          <text:p/>
        </draw:connector>
        <draw:connector draw:style-name="gr8" draw:text-style-name="P6" draw:layer="layout" draw:type="curve" svg:x1="21.9cm" svg:y1="0.7cm" svg:x2="22.9cm" svg:y2="0.7cm" draw:start-shape="id22" draw:start-glue-point="1" draw:end-shape="id20" draw:end-glue-point="3" svg:d="M21900 700h1000" svg:viewBox="0 0 1001 1">
          <text:p/>
        </draw:connector>
        <draw:connector draw:style-name="gr13" draw:text-style-name="P3" draw:layer="layout" draw:type="curve" svg:x1="12.9cm" svg:y1="3.7cm" svg:x2="20.5cm" svg:y2="1.3cm" draw:start-shape="id17" draw:start-glue-point="2" draw:end-shape="id22" draw:end-glue-point="2" svg:d="M12900 3700c0 753 7600 1953 7600-2400" svg:viewBox="0 0 7601 31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8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5T09:49:25.694627033</dc:date>
    <meta:editing-duration>PT6H21M3S</meta:editing-duration>
    <meta:editing-cycles>86</meta:editing-cycles>
    <meta:generator>LibreOffice/7.3.3.1$Linux_X86_64 LibreOffice_project/30$Build-1</meta:generator>
    <dc:creator>Christoph Wickert</dc:creator>
    <meta:document-statistic meta:object-count="63"/>
  </office:meta>
</office:document-meta>
</file>